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officeooo:rsid="000422f0" officeooo:paragraph-rsid="000422f0"/>
    </style:style>
    <style:style style:name="P2" style:family="paragraph" style:parent-style-name="Standard">
      <style:paragraph-properties fo:text-align="start" style:justify-single-word="false"/>
      <style:text-properties style:font-name="Liberation Sans" officeooo:rsid="000422f0" officeooo:paragraph-rsid="000422f0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049a09" officeooo:paragraph-rsid="00049a09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5pt" officeooo:rsid="000422f0" officeooo:paragraph-rsid="000422f0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5pt" officeooo:rsid="00049a09" officeooo:paragraph-rsid="00049a09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4pt" officeooo:rsid="000422f0" officeooo:paragraph-rsid="000422f0" style:font-size-asian="14pt" style:font-size-complex="14pt"/>
    </style:style>
    <style:style style:name="T1" style:family="text">
      <style:text-properties officeooo:rsid="0004b351"/>
    </style:style>
    <style:style style:name="T2" style:family="text">
      <style:text-properties officeooo:rsid="0005cc2d"/>
    </style:style>
    <style:style style:name="T3" style:family="text">
      <style:text-properties officeooo:rsid="0007a5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ravail de reflexion</text:p>
      <text:p text:style-name="P1">« Je réfléchis à mon comportement »</text:p>
      <text:p text:style-name="P1"/>
      <text:p text:style-name="P6">Consignes</text:p>
      <text:p text:style-name="P6"/>
      <text:p text:style-name="P2">• Lis toutes les consignes et toutes les questions avant de commencer à répondre.</text:p>
      <text:p text:style-name="P2">• Réponds aux questions dans l’ordre.</text:p>
      <text:p text:style-name="P2">• Développe en au moins 5 lignes chacune de tes réponses.</text:p>
      <text:p text:style-name="P2">• Tu devras rendre ce travail, sur copie double ou simple, au professeur qui t’a exclu de cours.</text:p>
      <text:p text:style-name="P2">Ta copie devra être soignée (feuille non déchirée, titres soulignés, écriture lisible…) . Si tu as le temps, commence par réfléchir sur un brouillon avant de recopier au propre.</text:p>
      <text:p text:style-name="P2">• N’oublie pas de marquer ton prénom, ton nom, ta classe<text:span text:style-name="T1">. </text:span><text:span text:style-name="T2">Tu mettras ta copie dans le casier de madame Brunel Naito.</text:span></text:p>
      <text:p text:style-name="P2"/>
      <text:p text:style-name="P2"/>
      <text:p text:style-name="P5">Travail de réflexion :</text:p>
      <text:p text:style-name="P3"/>
      <text:p text:style-name="P3">Tu viens d’être puni(e).</text:p>
      <text:p text:style-name="P3">1) Explique précisément ce qui s’est passé et comment ça s’est passé.</text:p>
      <text:p text:style-name="P3">2) A ton avis, pourquoi ce cours s’est passé comme ça pour toi aujourd’hui ?</text:p>
      <text:p text:style-name="P3">3) Qu’y avait-il d’incorrect dans ton comportement ?</text:p>
      <text:p text:style-name="P3">4) Que pourrais-tu faire pour réparer tes torts ?</text:p>
      <text:p text:style-name="P3">5) Quel comportement <text:span text:style-name="T3">dois-tu</text:span> avoir en classe ?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11:53:15.298000000</meta:creation-date>
    <dc:date>2024-11-28T12:00:03.764000000</dc:date>
    <meta:editing-duration>PT6M49S</meta:editing-duration>
    <meta:editing-cycles>6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6" meta:word-count="171" meta:character-count="966" meta:non-whitespace-character-count="811"/>
  </office:meta>
</office:document-meta>
</file>